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orizationEntry.getRol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thorizationEntry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Entry.buildRoles( String ro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horizationEntry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Ent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Entry.setEndpoint(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Entry.setAcls( Set &lt; GroupPrincipal &gt; a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Entry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Entry.setOperation( QNam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Entry.Authorization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horizationEntry.setRoles( String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Entry.setService( QName servi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horizationEntry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Entry.AuthorizationEntry( QName service , String endpoint , QName operation , String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horization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Entry.AuthorizationEntry( QName service , String endpoint , QName operation , String roles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horizationEntry.getAc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